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214.04pt"/>
    </style:style>
    <style:style style:name="co70" style:family="table-column">
      <style:table-column-properties fo:break-before="auto" style:column-width="197.6pt"/>
    </style:style>
    <style:style style:name="co71" style:family="table-column">
      <style:table-column-properties fo:break-before="auto" style:column-width="209.96pt"/>
    </style:style>
    <style:style style:name="co72" style:family="table-column">
      <style:table-column-properties fo:break-before="auto" style:column-width="176pt"/>
    </style:style>
    <style:style style:name="co73" style:family="table-column">
      <style:table-column-properties fo:break-before="auto" style:column-width="177pt"/>
    </style:style>
    <style:style style:name="co74" style:family="table-column">
      <style:table-column-properties fo:break-before="auto" style:column-width="223.34pt"/>
    </style:style>
    <style:style style:name="co75" style:family="table-column">
      <style:table-column-properties fo:break-before="auto" style:column-width="173.96pt"/>
    </style:style>
    <style:style style:name="co76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TTACK_TARGET" table:style-name="ta1">
        <office:forms form:automatic-focus="false" form:apply-design-mode="false"/>
        <table:table-column table:style-name="co67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71" table:default-cell-style-name="ce12"/>
        <table:table-column table:style-name="co73" table:default-cell-style-name="ce44"/>
        <table:table-column table:style-name="co74" table:default-cell-style-name="ce44"/>
        <table:table-column table:style-name="co75" table:default-cell-style-name="ce44"/>
        <table:table-column table:style-name="co76" table:default-cell-style-name="ce44"/>
        <table:table-column table:style-name="co10" table:number-columns-repeated="999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3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4" table:style-name="ce19" office:value-type="float" office:value="80" calcext:value-type="float">
            <text:p>8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min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4">
          <table:table-cell table:style-name="ce4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199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1:20:40.47287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3T21:24:02.033779172</dc:date>
    <meta:editing-duration>P1DT5H44M53S</meta:editing-duration>
    <meta:editing-cycles>1341</meta:editing-cycles>
    <meta:document-statistic meta:table-count="9" meta:cell-count="2144" meta:object-count="0"/>
  </office:meta>
</office:document-meta>
</file>